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blizzar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lazing_infern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89"/>
          <table:table-cell office:value-type="string" calcext:value-type="string">
            <text:p>frostball_extra_dmg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rostball</text:p>
          </table:table-cell>
          <table:table-cell table:number-columns-repeated="2" table:style-name="ce6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fireb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08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regenerate</text:p>
          </table:table-cell>
          <table:table-cell table:number-columns-repeated="9"/>
          <table:table-cell office:value-type="string" calcext:value-type="string">
            <text:p>thunder_spear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gorgons_gaze</text:p>
          </table:table-cell>
          <table:table-cell table:number-columns-repeated="9"/>
          <table:table-cell office:value-type="string" calcext:value-type="string">
            <text:p>thunder_storm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thunder_dash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lightning_totem</text:p>
          </table:table-cell>
          <table:table-cell table:number-columns-repeated="519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1:28:25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11:33:38.147000000</dc:date>
    <meta:editing-duration>PT8H17M</meta:editing-duration>
    <meta:editing-cycles>40</meta:editing-cycles>
    <meta:generator>Trio_Office/6.2.8.2$Windows_x86 LibreOffice_project/</meta:generator>
    <meta:document-statistic meta:table-count="1" meta:cell-count="150" meta:object-count="0"/>
  </office:meta>
</office:document-meta>
</file>